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aco" svg:font-family="Monaco, Consolas, 'Andale Mono', 'DejaVu Sans Mono', monospac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38c9" officeooo:paragraph-rsid="000838c9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838c9" officeooo:paragraph-rsid="000838c9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0838c9" officeooo:paragraph-rsid="00086c0a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0838c9" officeooo:paragraph-rsid="000daeb9"/>
    </style:style>
    <style:style style:name="P5" style:family="paragraph" style:parent-style-name="Preformatted_20_Text">
      <style:text-properties style:text-underline-style="solid" style:text-underline-width="auto" style:text-underline-color="font-color" officeooo:rsid="000838c9" officeooo:paragraph-rsid="000a4716"/>
    </style:style>
    <style:style style:name="P6" style:family="paragraph" style:parent-style-name="Standard">
      <style:text-properties style:text-underline-style="solid" style:text-underline-width="auto" style:text-underline-color="font-color" officeooo:rsid="0007758b" officeooo:paragraph-rsid="0007758b"/>
    </style:style>
    <style:style style:name="P7" style:family="paragraph" style:parent-style-name="Standard">
      <style:text-properties officeooo:rsid="0007758b" officeooo:paragraph-rsid="0007758b"/>
    </style:style>
    <style:style style:name="P8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7758b" officeooo:paragraph-rsid="0007758b" style:font-weight-asian="bold" style:font-weight-complex="bold"/>
    </style:style>
    <style:style style:name="P9" style:family="paragraph" style:parent-style-name="Standard">
      <style:text-properties fo:color="#c9211e" loext:opacity="100%" style:text-underline-style="none" fo:font-weight="normal" officeooo:rsid="000bae98" officeooo:paragraph-rsid="000bae98" style:font-weight-asian="normal" style:font-weight-complex="normal"/>
    </style:style>
    <style:style style:name="P10" style:family="paragraph" style:parent-style-name="Standard">
      <style:text-properties fo:color="#c9211e" loext:opacity="100%" officeooo:rsid="000f3620" officeooo:paragraph-rsid="000f3620"/>
    </style:style>
    <style:style style:name="P11" style:family="paragraph" style:parent-style-name="Standard">
      <style:text-properties style:text-underline-style="none" officeooo:rsid="000838c9" officeooo:paragraph-rsid="000838c9"/>
    </style:style>
    <style:style style:name="P12" style:family="paragraph" style:parent-style-name="Standard">
      <style:text-properties officeooo:rsid="000838c9" officeooo:paragraph-rsid="000838c9"/>
    </style:style>
    <style:style style:name="P13" style:family="paragraph" style:parent-style-name="Standard">
      <style:text-properties officeooo:rsid="000838c9" officeooo:paragraph-rsid="000ce7dd"/>
    </style:style>
    <style:style style:name="P14" style:family="paragraph" style:parent-style-name="Standard">
      <style:text-properties officeooo:rsid="000838c9" officeooo:paragraph-rsid="000cf800"/>
    </style:style>
    <style:style style:name="P15" style:family="paragraph" style:parent-style-name="Standard">
      <style:text-properties officeooo:rsid="000f3620" officeooo:paragraph-rsid="000f3620"/>
    </style:style>
    <style:style style:name="P16" style:family="paragraph" style:parent-style-name="Standard">
      <style:text-properties officeooo:rsid="001713b3" officeooo:paragraph-rsid="001a7f3d"/>
    </style:style>
    <style:style style:name="P17" style:family="paragraph" style:parent-style-name="Standard">
      <style:text-properties officeooo:rsid="001bb4cf" officeooo:paragraph-rsid="001bb4cf"/>
    </style:style>
    <style:style style:name="P18" style:family="paragraph" style:parent-style-name="Standard">
      <style:text-properties officeooo:rsid="000838c9" officeooo:paragraph-rsid="000838c9"/>
    </style:style>
    <style:style style:name="P19" style:family="paragraph" style:parent-style-name="Standard">
      <style:text-properties officeooo:rsid="000838c9" officeooo:paragraph-rsid="001f986c"/>
    </style:style>
    <style:style style:name="T1" style:family="text">
      <style:text-properties fo:font-variant="normal" fo:text-transform="none" fo:color="#0006c1" loext:opacity="100%" style:font-name="Monaco" fo:font-size="14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6c1" loext:opacity="100%" style:font-name="Monaco" fo:font-size="14pt" fo:letter-spacing="normal" fo:font-style="normal" fo:font-weight="normal" officeooo:rsid="001f986c" loext:padding="0cm" loext:border="none"/>
    </style:style>
    <style:style style:name="T3" style:family="text">
      <style:text-properties fo:font-variant="normal" fo:text-transform="none" fo:color="#0006c1" loext:opacity="100%" style:font-name="Monaco" fo:font-size="14pt" fo:letter-spacing="normal" fo:font-style="normal" fo:font-weight="normal" officeooo:rsid="0007758b" loext:padding="0cm" loext:border="none"/>
    </style:style>
    <style:style style:name="T4" style:family="text">
      <style:text-properties fo:font-variant="normal" fo:text-transform="none" fo:color="#0006c1" loext:opacity="100%" fo:font-size="14pt" fo:letter-spacing="normal" fo:font-style="normal" fo:font-weight="normal" officeooo:rsid="001f986c" loext:padding="0cm" loext:border="none"/>
    </style:style>
    <style:style style:name="T5" style:family="text">
      <style:text-properties fo:font-variant="normal" fo:text-transform="none" fo:color="#0006c1" loext:opacity="100%" fo:font-size="14pt" fo:letter-spacing="normal" fo:font-style="normal" fo:font-weight="normal" officeooo:rsid="0007758b" loext:padding="0cm" loext:border="none"/>
    </style:style>
    <style:style style:name="T6" style:family="text">
      <style:text-properties fo:font-variant="normal" fo:text-transform="none" fo:color="#0006c1" loext:opacity="100%" style:font-name="Liberation Serif" fo:font-size="14pt" fo:letter-spacing="normal" fo:font-style="normal" fo:font-weight="normal" officeooo:rsid="001f986c" loext:padding="0cm" loext:border="none"/>
    </style:style>
    <style:style style:name="T7" style:family="text">
      <style:text-properties fo:font-variant="normal" fo:text-transform="none" fo:color="#0006c1" loext:opacity="100%" style:font-name="Liberation Serif" fo:font-size="14pt" fo:letter-spacing="normal" fo:font-style="normal" fo:font-weight="normal" officeooo:rsid="0007758b" loext:padding="0cm" loext:border="none"/>
    </style:style>
    <style:style style:name="T8" style:family="text">
      <style:text-properties fo:font-variant="normal" fo:text-transform="none" fo:color="#0006c1" loext:opacity="100%" style:font-name="Liberation Serif" fo:letter-spacing="normal" fo:font-style="normal" fo:font-weight="normal" officeooo:rsid="001f986c" loext:padding="0cm" loext:border="none"/>
    </style:style>
    <style:style style:name="T9" style:family="text">
      <style:text-properties fo:font-variant="normal" fo:text-transform="none" fo:color="#0006c1" loext:opacity="100%" style:font-name="Liberation Serif" fo:letter-spacing="normal" fo:font-style="normal" fo:font-weight="normal" officeooo:rsid="0007758b" loext:padding="0cm" loext:border="none"/>
    </style:style>
    <style:style style:name="T10" style:family="text">
      <style:text-properties fo:font-variant="normal" fo:text-transform="none" fo:color="#0006c1" loext:opacity="100%" style:font-name="Liberation Serif" fo:font-size="12pt" fo:letter-spacing="normal" fo:font-style="normal" fo:font-weight="normal" officeooo:rsid="001f986c" style:font-size-asian="12pt" style:font-size-complex="12pt" loext:padding="0cm" loext:border="none"/>
    </style:style>
    <style:style style:name="T11" style:family="text">
      <style:text-properties fo:font-variant="normal" fo:text-transform="none" fo:color="#0006c1" loext:opacity="100%" style:font-name="Liberation Serif" fo:font-size="12pt" fo:letter-spacing="normal" fo:font-style="normal" fo:font-weight="normal" officeooo:rsid="0007758b" style:font-size-asian="12pt" style:font-size-complex="12pt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86c0a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a4716" style:font-size-asian="12pt" style:font-size-complex="12pt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daeb9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e7dd" style:font-size-asian="10.5pt" style:font-size-complex="12pt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f800" style:font-size-asian="10.5pt" style:font-size-complex="12pt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7c92" style:font-size-asian="10.5pt" style:font-size-complex="12pt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8717" style:font-size-asian="10.5pt" style:font-size-complex="12pt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ce7dd" style:font-size-asian="10.5pt" style:font-size-complex="12pt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cf800" style:font-size-asian="10.5pt" style:font-size-complex="12pt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86c" style:font-size-asian="12pt" style:font-size-complex="12pt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758b" style:font-size-asian="12pt" style:font-size-complex="12pt" loext:padding="0cm" loext:border="none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1f986c" style:font-size-asian="12pt" style:font-size-complex="12pt" loext:padding="0cm" loext:border="none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07758b" style:font-size-asian="12pt" style:font-size-complex="12pt" loext:padding="0cm" loext:border="none"/>
    </style:style>
    <style:style style:name="T26" style:family="text">
      <style:text-properties officeooo:rsid="000d93c1"/>
    </style:style>
    <style:style style:name="T27" style:family="text">
      <style:text-properties officeooo:rsid="000f3620"/>
    </style:style>
    <style:style style:name="T28" style:family="text">
      <style:text-properties officeooo:rsid="000fc71d"/>
    </style:style>
    <style:style style:name="T29" style:family="text">
      <style:text-properties officeooo:rsid="00155f5b"/>
    </style:style>
    <style:style style:name="T30" style:family="text">
      <style:text-properties officeooo:rsid="00178717"/>
    </style:style>
    <style:style style:name="T31" style:family="text">
      <style:text-properties officeooo:rsid="001c8ed0"/>
    </style:style>
    <style:style style:name="T32" style:family="text">
      <style:text-properties officeooo:rsid="001cacea"/>
    </style:style>
    <style:style style:name="T33" style:family="text">
      <style:text-properties officeooo:rsid="001e3d90"/>
    </style:style>
    <style:style style:name="T34" style:family="text">
      <style:text-properties officeooo:rsid="001ecf45"/>
    </style:style>
    <style:style style:name="T35" style:family="text">
      <style:text-properties officeooo:rsid="001f986c"/>
    </style:style>
    <style:style style:name="T36" style:family="text">
      <style:text-properties fo:color="#ff0000" loext:opacity="100%" officeooo:rsid="001f986c"/>
    </style:style>
    <style:style style:name="T37" style:family="text">
      <style:text-properties fo:color="#00a933" loext:opacity="100%" officeooo:rsid="001f986c"/>
    </style:style>
    <style:style style:name="T38" style:family="text">
      <style:text-properties fo:color="#81d41a" loext:opacity="100%" officeooo:rsid="001f986c"/>
    </style:style>
    <style:style style:name="T39" style:family="text">
      <style:text-properties fo:color="#0006c1" loext:opacity="100%" officeooo:rsid="001f9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ler un serveur FTP avec SSL/TLS :</text:p>
      <text:p text:style-name="P8"/>
      <text:p text:style-name="P9">ne pas oublier de faire « <text:span text:style-name="T33">service proftpd stop » avant de faire des modifs puis « service proftpd start » une fois les modifs finies, ou bien</text:span> « service proftpd restart » <text:span text:style-name="T33">si on n’a pas stoppé le serveur.</text:span></text:p>
      <text:p text:style-name="P10">Bien entendu, toutes les lignes de fichier modif<text:span text:style-name="T29">i</text:span>ées dans ce tuto doivent être dé commentées</text:p>
      <text:p text:style-name="P15"/>
      <text:p text:style-name="P7">apt-get install proftpd (sudo ou en su-)</text:p>
      <text:p text:style-name="P7"/>
      <text:p text:style-name="P7">adduser nomvoulu --shell /bin/false --home /home/nomvoulu (--shell /bin/false empêche l’utilisateur de se connecter sur le shell, obligatoire pour un serveur FTP, et –home /home/nomvoulu indique le chemin d’accès de base de l’utilisateur en question)</text:p>
      <text:p text:style-name="P7"/>
      <text:p text:style-name="P6">nano /etc/proftpd/proftpd.conf et changer :</text:p>
      <text:p text:style-name="P7"/>
      <text:p text:style-name="P7">UseIPv6 on → off <text:span text:style-name="T34">(apparemment ça peut poser problème de le laisser en « on », cependant si on veut permettre à des machines utilisant l’IPv6 de se connecter il faut le laisser en on)</text:span></text:p>
      <text:p text:style-name="P17">DefaultRoot ~ <text:span text:style-name="T31">(bloque l’utilisateur qui se connecte dans ses dossiers, afin qu’il n’accède pas à ceux d’un autre utilisateur, </text:span><text:span text:style-name="T32">attention à bien mettre l’espace entre Root et ~)</text:span></text:p>
      <text:p text:style-name="P7">RequireValidShell off (permet de se connecter sans avoir de session valide, mode incognito, <text:span text:style-name="T28">attention à bien mettre l’espace entre Shell et off</text:span>)</text:p>
      <text:p text:style-name="P7">Port 21</text:p>
      <text:p text:style-name="P7">Dé commenter toute la partie « Anonymous » (<text:span text:style-name="T26">à part les double #, et uniquement </text:span>si on veut autoriser la connexion anonyme)</text:p>
      <text:p text:style-name="P16">Include /etc/proftpd/tls.conf</text:p>
      <text:p text:style-name="P7"/>
      <text:p text:style-name="P1">Créer une clé et un certificat :</text:p>
      <text:p text:style-name="P5"/>
      <text:p text:style-name="P5"><text:span text:style-name="Source_20_Text"><text:span text:style-name="T14">apt install openssl</text:span></text:span></text:p>
      <text:p text:style-name="P5"><text:span text:style-name="Source_20_Text"><text:span text:style-name="T14"/></text:span></text:p>
      <text:p text:style-name="P3"><text:span text:style-name="Source_20_Text"><text:span text:style-name="T13">mkdir /etc/proftpd/ssl</text:span></text:span></text:p>
      <text:p text:style-name="P3"><text:span text:style-name="Source_20_Text"><text:span text:style-name="T13"/></text:span></text:p>
      <text:p text:style-name="P2"><text:span text:style-name="Source_20_Text"><text:span text:style-name="T12">openssl req -new -x509 -keyout /etc/proftpd/ssl/proftpd.key.pem -days 365 -nodes -out /etc/proftpd/ssl/proftpd.cert.pem</text:span></text:span></text:p>
      <text:p text:style-name="P2"><text:span text:style-name="Source_20_Text"><text:span text:style-name="T12"/></text:span></text:p>
      <text:p text:style-name="P4"><text:span text:style-name="Source_20_Text"><text:span text:style-name="T15">Entrer les infos que l’on veut donner, rien n’est obligatoire.</text:span></text:span></text:p>
      <text:p text:style-name="P11"/>
      <text:p text:style-name="P6">nano /etc/proftpd/tls.conf et changer :</text:p>
      <text:p text:style-name="P7"/>
      <text:p text:style-name="P7">&lt;IfModule mod_tls.c&gt;</text:p>
      <text:p text:style-name="P7">TLSEngine on</text:p>
      <text:p text:style-name="P7">TLSLog /var/log/proftpd/tls.log</text:p>
      <text:p text:style-name="P7">TLSProtocol SSLv23</text:p>
      <text:p text:style-name="P7"><text:span text:style-name="T39">*</text:span>TLSRSACertificateFile /etc/proftpd/ssl/proftpd.cert.pem <text:span text:style-name="T27">(! </text:span><text:span text:style-name="T30">changer avec le </text:span><text:span text:style-name="T27">chemin où l’on a créé le certificat)</text:span></text:p>
      <text:p text:style-name="P7">TLSRSACertificateKeyFile /etc/proftpd/ssl/proftpd.key.pem <text:span text:style-name="T27">(! </text:span><text:span text:style-name="T30">changer avec le </text:span><text:span text:style-name="T27">chemin où l’on a créé la clé)</text:span></text:p>
      <text:p text:style-name="P12">TLSVerifyClient off</text:p>
      <text:p text:style-name="P12">TLSRequired on</text:p>
      <text:p text:style-name="P12"><text:span text:style-name="Source_20_Text"><text:span text:style-name="T1"/></text:span></text:p>
      <text:p text:style-name="P19"><text:span text:style-name="Source_20_Text"><text:span text:style-name="T10">*</text:span></text:span><text:span text:style-name="Source_20_Text"><text:span text:style-name="T22">il y a deux lignes commençant par <text:s/></text:span></text:span><text:span text:style-name="Source_20_Text"><text:span text:style-name="T23">TLSRSACertificateFile, </text:span></text:span><text:span text:style-name="Source_20_Text"><text:span text:style-name="T22">ne modifier que la première, celle qui se trouve au dessus de </text:span></text:span><text:span text:style-name="Source_20_Text"><text:span text:style-name="T23">TLSRSACertificateKeyFile</text:span></text:span></text:p>
      <text:p text:style-name="P13"><text:span text:style-name="Source_20_Text"><text:span text:style-name="T20">apt install proftpd-mod-crypto puis nano /etc/proftpd/modules.conf et changer :</text:span></text:span></text:p>
      <text:p text:style-name="P13"><text:soft-page-break/><text:span text:style-name="Source_20_Text"><text:span text:style-name="T16"/></text:span></text:p>
      <text:p text:style-name="P13"><text:span text:style-name="Source_20_Text"><text:span text:style-name="T16">Dé commenter LoadModule mod</text:span></text:span><text:span text:style-name="Source_20_Text"><text:span text:style-name="T18">_</text:span></text:span><text:span text:style-name="Source_20_Text"><text:span text:style-name="T16">tls.c</text:span></text:span></text:p>
      <text:p text:style-name="P13"><text:span text:style-name="Source_20_Text"><text:span text:style-name="T16"/></text:span></text:p>
      <text:p text:style-name="P14"><text:span text:style-name="Source_20_Text"><text:span text:style-name="T21"/></text:span></text:p>
      <text:p text:style-name="P14"><text:span text:style-name="Source_20_Text"><text:span text:style-name="T21"/></text:span></text:p>
      <text:p text:style-name="P14"><text:span text:style-name="Source_20_Text"><text:span text:style-name="T21"/></text:span></text:p>
      <text:p text:style-name="P14"><text:span text:style-name="Source_20_Text"><text:span text:style-name="T21">Dans Filezilla (ou autre) :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IP du serv + nom de la session voulue + mdp de la session (ne rien mettre dans nom et mdp si on veut se connecter anonymement) → </text:span></text:span><text:span text:style-name="Source_20_Text"><text:span text:style-name="T19">dire ok au certificat.</text:span></text:span></text:p>
      <text:p text:style-name="P14"><text:span text:style-name="Source_20_Text"><text:span text:style-name="T17">Ne pas spécifier le port ni le type de connexion, il le fait automatiquement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aco" svg:font-family="Monaco, Consolas, 'Andale Mono', 'DejaVu Sans Mono', monospac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10:07:54.772000000</dc:date>
    <meta:editing-duration>PT1H35M53S</meta:editing-duration>
    <meta:editing-cycles>28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2" meta:word-count="383" meta:character-count="2461" meta:non-whitespace-character-count="2112"/>
  </office:meta>
</office:document-meta>
</file>